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ebbb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7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7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bbb" officeooo:paragraph-rsid="0007ebbb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0.5pt" officeooo:rsid="0007c84f" officeooo:paragraph-rsid="0007c84f" style:font-size-asian="10.5pt" style:font-size-complex="10.5pt"/>
    </style:style>
    <style:style style:name="P22" style:family="paragraph" style:parent-style-name="Standard">
      <style:paragraph-properties fo:line-height="0.564cm" fo:text-align="justify" style:justify-single-word="false" style:snap-to-layout-grid="false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officeooo:rsid="0007e0cb" officeooo:paragraph-rsid="0007e0cb"/>
    </style:style>
    <style:style style:name="P24" style:family="paragraph" style:parent-style-name="Heading_20_3">
      <style:text-properties style:font-name="LegacySanITCBoo" fo:font-size="13pt" style:font-size-asian="13pt" style:font-size-complex="13pt"/>
    </style:style>
    <style:style style:name="P25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bf515" style:font-size-asian="13pt" style:font-size-complex="13pt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8pt" style:font-size-complex="8pt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bf515" officeooo:paragraph-rsid="000bf515" style:font-size-asian="8pt" style:font-size-complex="8pt"/>
    </style:style>
    <style:style style:name="P2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bf515" officeooo:paragraph-rsid="000bf515" style:font-size-asian="7pt" style:font-size-complex="8pt"/>
    </style:style>
    <style:style style:name="T1" style:family="text">
      <style:text-properties officeooo:rsid="0007c84f"/>
    </style:style>
    <style:style style:name="T2" style:family="text">
      <style:text-properties officeooo:rsid="0009b3ae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fo:font-size="8pt" officeooo:rsid="000bf515" style:font-size-asian="7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0a3e1b" style:font-size-asian="8pt" style:font-size-complex="8pt"/>
    </style:style>
    <style:style style:name="T7" style:family="text">
      <style:text-properties officeooo:rsid="0007ebbb"/>
    </style:style>
    <style:style style:name="T8" style:family="text">
      <style:text-properties officeooo:rsid="000a3e1b"/>
    </style:style>
    <style:style style:name="T9" style:family="text">
      <style:text-properties officeooo:rsid="000bf5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<text:span text:style-name="T8">27</text:span>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<text:span text:style-name="T8">9</text:span> d<text:span text:style-name="T8">e n</text:span>o<text:span text:style-name="T8">vembre</text:span>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28">Desenvolupant tota la integració de la característica especia de l’API meteorológica amb l’hotel.</text:p>
            <text:p text:style-name="P28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1"><text:span text:style-name="T9">32</text:span>h (<text:span text:style-name="T9">4</text:span> dies)</text:p>
          </table:table-cell>
        </table:table-row>
        <table:table-row table:style-name="Taula2.2">
          <table:table-cell table:style-name="Taula2.A2" office:value-type="string">
            <text:p text:style-name="P18">Montaje de <text:span text:style-name="T9">pantallas a </text:span>la empresa, realizando tareas de sistemas de montaje <text:span text:style-name="T9">y mantenimiento de pc.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8h</text:p>
          </table:table-cell>
        </table:table-row>
        <table:table-row table:style-name="Taula2.2">
          <table:table-cell table:style-name="Taula2.A2" office:value-type="string">
            <text:p text:style-name="P7"><text:span text:style-name="T4">Desarrollo del </text:span><text:span text:style-name="T3">CMS Gestor de Traducciones propuesto por Homerti para proyecto y consumo,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2" office:value-type="string">
            <text:p text:style-name="P18"><text:span text:style-name="T9">p</text:span>rogramando <text:span text:style-name="T9">toda </text:span><text:s/>la funcionalidad principal de frontend y <text:span text:style-name="T9">backend a modo de fullstack y haciendo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9">la integración con la empresa y sus sistemas de vacalia intranet y demás, fusionandolo mediant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9">webservices de forma segura y óptim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<text:span text:style-name="T9">24</text:span>h</text:p>
          </table:table-cell>
        </table:table-row>
        <table:table-row table:style-name="Taula2.2">
          <table:table-cell table:style-name="Taula2.A2" office:value-type="string">
            <text:p text:style-name="P18">Finalización del CMS, optimizando código de forma segura con modos <text:span text:style-name="T9">de despliegue y en su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9">correspondiente hosting de sistemas de la empresa, propio almacenaj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<text:span text:style-name="T9">8</text:span>h</text:p>
          </table:table-cell>
        </table:table-row>
        <table:table-row table:style-name="Taula2.2">
          <table:table-cell table:style-name="Taula2.A2" office:value-type="string">
            <text:p text:style-name="P17"><text:span text:style-name="T9">Optimizando y testeando la </text:span>web del Hotel del proyecto, además de <text:span text:style-name="T9">más </text:span>refactorización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6"><text:span text:style-name="T9">7</text:span>h</text:p>
          </table:table-cell>
        </table:table-row>
        <table:table-row table:style-name="Taula2.2">
          <table:table-cell table:style-name="Taula2.A2" office:value-type="string">
            <text:p text:style-name="P20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4">79h</text:p>
          </table:table-cell>
        </table:table-row>
      </table:table>
      <text:h text:style-name="P24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3"><text:span text:style-name="T5">Aquestes 2 setmanes arribant a la </text:span><text:span text:style-name="T6">3/4 parts</text:span><text:span text:style-name="T5"> de les FCT han sigut molt productives y amb molt</text:span><text:span text:style-name="T6">ísima feina</text:span><text:span text:style-name="T5">, </text:span><text:span text:style-name="T6">he après formes ben</text:span></text:p>
          </table:table-cell>
        </table:table-row>
        <table:table-row table:style-name="Taula3.1">
          <table:table-cell table:style-name="Taula3.A2" office:value-type="string">
            <text:p text:style-name="P27"><text:span text:style-name="T8">nteressant de desenvolupar web amb Laravel y Vue</text:span>, a més <text:span text:style-name="T8">de React, Vite, y ExpressJS en fullstack</text:span>, he après noves</text:p>
          </table:table-cell>
        </table:table-row>
        <table:table-row table:style-name="Taula3.1">
          <table:table-cell table:style-name="Taula3.A2" office:value-type="string">
            <text:p text:style-name="P19"><text:span text:style-name="T8">formes de treballar a una empresa de </text:span>web dels meus companys d’empresa amb bones pràctiques y treball <text:span text:style-name="T8">en equip.</text:span></text:p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10">L’alumne</text:p>
      <text:p text:style-name="P2"/>
      <text:p text:style-name="P3">Fernando Gonz<text:span text:style-name="T2">à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2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9b3a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/><text:span text:style-name="MT1">Fernando Gonz</text:span><text:span text:style-name="MT2">à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/>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02:13.632000000</dc:date>
    <meta:editing-cycles>11</meta:editing-cycles>
    <meta:editing-duration>P23DT23H4M57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39" meta:word-count="245" meta:character-count="1550" meta:non-whitespace-character-count="1337"/>
  </office:meta>
</office:document-meta>
</file>